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1pt solid #000000" fo:background-color="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11pt solid #000000" fo:background-color="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1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1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1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Palatino Linotyp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alatino Linotype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Palatino Linotype" fo:font-size="10pt" fo:font-weight="bold" fo:country="none" style:country-asian="none" style:font-name-asian="Palatino Linotype" style:font-size-asian="10pt" style:font-weight-asian="bold" style:font-weight-complex="bold"/>
    </style:style>
    <style:style style:name="T2" style:family="text">
      <style:text-properties style:font-name="Palatino Linotype" fo:font-size="10pt" fo:country="none" style:country-asian="none" style:font-name-asian="Palatino Linotype" style:font-size-asian="10pt"/>
    </style:style>
    <style:style style:name="T3" style:family="text">
      <style:text-properties style:font-name="Palatino Linotype" fo:font-size="10pt" fo:country="none" style:country-asian="none" style:font-name-asian="Palatino Linotype" style:font-size-asian="10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8mm" svg:height="141.04mm" svg:x="103.68mm" svg:y="3.71mm">
            <loext:p draw:notify-on-update-of-ranges="Sheet1.A2:Sheet1.A10 Sheet1.B1:Sheet1.B1 Sheet1.B2:Sheet1.B10 Sheet1.C1:Sheet1.C1 Sheet1.C2:Sheet1.C10 Sheet1.D1:Sheet1.D1 Sheet1.D2:Shee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1.18mm" svg:height="141.04mm" svg:x="27.6mm" svg:y="108.37mm">
            <loext:p draw:notify-on-update-of-ranges="Sheet1.A12:Sheet1.A20 Sheet1.B11:Sheet1.B11 Sheet1.B12:Sheet1.B20 Sheet1.C11:Sheet1.C11 Sheet1.C12:Sheet1.C20 Sheet1.D11:Sheet1.D11 Sheet1.D12:Sheet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>
            <text:p><text:span text:style-name="T1">Window</text:span><text:span text:style-name="T2"> </text:span><text:span text:style-name="T3">Size</text:span></text:p>
          </table:table-cell>
          <table:table-cell table:style-name="ce3" office:value-type="string" calcext:value-type="string">
            <text:p>Delay (5ms)</text:p>
          </table:table-cell>
          <table:table-cell table:style-name="ce3" office:value-type="string" calcext:value-type="string">
            <text:p>Delay (25ms)</text:p>
          </table:table-cell>
          <table:table-cell table:style-name="ce5" office:value-type="string" calcext:value-type="string">
            <text:p>Delay (100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0.95" calcext:value-type="float">
            <text:p>50.95</text:p>
          </table:table-cell>
          <table:table-cell table:style-name="ce2" office:value-type="float" office:value="16.76" calcext:value-type="float">
            <text:p>16.76</text:p>
          </table:table-cell>
          <table:table-cell table:style-name="ce6"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.4" calcext:value-type="float">
            <text:p>99.4</text:p>
          </table:table-cell>
          <table:table-cell office:value-type="float" office:value="33.28" calcext:value-type="float">
            <text:p>33.2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.35" calcext:value-type="float">
            <text:p>205.35</text:p>
          </table:table-cell>
          <table:table-cell office:value-type="float" office:value="65.7" calcext:value-type="float">
            <text:p>65.7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3.59" calcext:value-type="float">
            <text:p>393.59</text:p>
          </table:table-cell>
          <table:table-cell office:value-type="float" office:value="130.09" calcext:value-type="float">
            <text:p>130.09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3.75" calcext:value-type="float">
            <text:p>383.75</text:p>
          </table:table-cell>
          <table:table-cell office:value-type="float" office:value="259.18" calcext:value-type="float">
            <text:p>259.18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1.7" calcext:value-type="float">
            <text:p>441.7</text:p>
          </table:table-cell>
          <table:table-cell office:value-type="float" office:value="417.54" calcext:value-type="float">
            <text:p>417.54</text:p>
          </table:table-cell>
          <table:table-cell office:value-type="float" office:value="125.66" calcext:value-type="float">
            <text:p>125.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5.34" calcext:value-type="float">
            <text:p>465.34</text:p>
          </table:table-cell>
          <table:table-cell office:value-type="float" office:value="447.55" calcext:value-type="float">
            <text:p>447.55</text:p>
          </table:table-cell>
          <table:table-cell office:value-type="float" office:value="133.73" calcext:value-type="float">
            <text:p>133.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8.38" calcext:value-type="float">
            <text:p>538.38</text:p>
          </table:table-cell>
          <table:table-cell office:value-type="float" office:value="488.37" calcext:value-type="float">
            <text:p>488.37</text:p>
          </table:table-cell>
          <table:table-cell office:value-type="float" office:value="139.09" calcext:value-type="float">
            <text:p>139.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7.38" calcext:value-type="float">
            <text:p>527.38</text:p>
          </table:table-cell>
          <table:table-cell office:value-type="float" office:value="460.46" calcext:value-type="float">
            <text:p>460.46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1">
          <table:table-cell table:style-name="ce1" office:value-type="string" calcext:value-type="string">
            <text:p><text:span text:style-name="T1">Window</text:span><text:span text:style-name="T2"> </text:span><text:span text:style-name="T3">Size</text:span></text:p>
          </table:table-cell>
          <table:table-cell table:style-name="ce3" office:value-type="string" calcext:value-type="string">
            <text:p>Delay (5ms)</text:p>
          </table:table-cell>
          <table:table-cell table:style-name="ce3" office:value-type="string" calcext:value-type="string">
            <text:p>Delay (25ms)</text:p>
          </table:table-cell>
          <table:table-cell table:style-name="ce5" office:value-type="string" calcext:value-type="string">
            <text:p>Delay (100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5.8" calcext:value-type="float">
            <text:p>45.8</text:p>
          </table:table-cell>
          <table:table-cell table:style-name="ce2" office:value-type="float" office:value="9.83" calcext:value-type="float">
            <text:p>9.83</text:p>
          </table:table-cell>
          <table:table-cell table:style-name="ce6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.25" calcext:value-type="float">
            <text:p>84.25</text:p>
          </table:table-cell>
          <table:table-cell office:value-type="float" office:value="18.79" calcext:value-type="float">
            <text:p>18.79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.47" calcext:value-type="float">
            <text:p>75.47</text:p>
          </table:table-cell>
          <table:table-cell office:value-type="float" office:value="34.67" calcext:value-type="float">
            <text:p>34.67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.05" calcext:value-type="float">
            <text:p>126.05</text:p>
          </table:table-cell>
          <table:table-cell office:value-type="float" office:value="68.46" calcext:value-type="float">
            <text:p>68.46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.34" calcext:value-type="float">
            <text:p>175.34</text:p>
          </table:table-cell>
          <table:table-cell office:value-type="float" office:value="116.74" calcext:value-type="float">
            <text:p>116.74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.56" calcext:value-type="float">
            <text:p>157.56</text:p>
          </table:table-cell>
          <table:table-cell office:value-type="float" office:value="109.54" calcext:value-type="float">
            <text:p>109.54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1.33" calcext:value-type="float">
            <text:p>141.33</text:p>
          </table:table-cell>
          <table:table-cell office:value-type="float" office:value="102.97" calcext:value-type="float">
            <text:p>102.9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.62" calcext:value-type="float">
            <text:p>132.62</text:p>
          </table:table-cell>
          <table:table-cell office:value-type="float" office:value="73.91" calcext:value-type="float">
            <text:p>73.91</text:p>
          </table:table-cell>
          <table:table-cell office:value-type="float" office:value="126.78" calcext:value-type="float">
            <text:p>126.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2.48" calcext:value-type="float">
            <text:p>62.48</text:p>
          </table:table-cell>
          <table:table-cell office:value-type="float" office:value="75.83" calcext:value-type="float">
            <text:p>75.83</text:p>
          </table:table-cell>
          <table:table-cell office:value-type="float" office:value="108.31" calcext:value-type="float">
            <text:p>108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8:32:49.734389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meng Yu</meta:initial-creator>
    <meta:creation-date>2017-03-19T13:22:50.764085327</meta:creation-date>
    <dc:date>2017-03-22T18:38:53.336749028</dc:date>
    <dc:creator>Jianmeng Yu</dc:creator>
    <meta:editing-duration>PT21M47S</meta:editing-duration>
    <meta:editing-cycles>3</meta:editing-cycles>
    <meta:generator>LibreOffice/5.0.6.2$Linux_X86_64 LibreOffice_project/0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Bold"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8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19cm" svg:height="14.105cm" xlink:href=".." xlink:type="simple" chart:class="chart:line" chart:style-name="ch1">
        <chart:legend chart:legend-position="end" svg:x="14.552cm" svg:y="6.255cm" style:legend-expansion="high" chart:style-name="ch2"/>
        <chart:plot-area chart:style-name="ch3" table:cell-range-address="Sheet1.A1:Sheet1.D10" chart:data-source-has-labels="both" svg:x="1.517cm" svg:y="0.282cm" svg:width="12.673cm" svg:height="12.416cm">
          <chartooo:coordinate-region svg:x="2.324cm" svg:y="0.482cm" svg:width="11.586cm" svg:height="11.569cm"/>
          <chart:axis chart:dimension="x" chart:name="primary-x" chart:style-name="ch4" chartooo:axis-type="auto">
            <chartooo:date-scale/>
            <chart:title svg:x="6.467cm" svg:y="12.98cm" chart:style-name="ch5">
              <text:p>Window Size</text:p>
            </chart:title>
            <chart:categories table:cell-range-address="Sheet1.A2:Sheet1.A10"/>
          </chart:axis>
          <chart:axis chart:dimension="y" chart:name="primary-y" chart:style-name="ch6">
            <chart:title svg:x="0.451cm" svg:y="8.524cm" chart:style-name="ch7">
              <text:p>Throughput (KBp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 (5ms)</text:p>
                <draw:g>
                  <svg:desc>Sheet1.B1:Sheet1.B1</svg:desc>
                </draw:g>
              </table:table-cell>
              <table:table-cell office:value-type="string">
                <text:p>Delay (25ms)</text:p>
                <draw:g>
                  <svg:desc>Sheet1.C1:Sheet1.C1</svg:desc>
                </draw:g>
              </table:table-cell>
              <table:table-cell office:value-type="string">
                <text:p>Delay (100m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50.95">
                <text:p>50.95</text:p>
                <draw:g>
                  <svg:desc>Sheet1.B2:Sheet1.B10</svg:desc>
                </draw:g>
              </table:table-cell>
              <table:table-cell office:value-type="float" office:value="16.76">
                <text:p>16.76</text:p>
                <draw:g>
                  <svg:desc>Sheet1.C2:Sheet1.C10</svg:desc>
                </draw:g>
              </table:table-cell>
              <table:table-cell office:value-type="float" office:value="4.95">
                <text:p>4.95</text:p>
                <draw:g>
                  <svg:desc>Sheet1.D2:Sheet1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33.28">
                <text:p>33.28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5.35">
                <text:p>205.35</text:p>
              </table:table-cell>
              <table:table-cell office:value-type="float" office:value="65.7">
                <text:p>65.7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3.59">
                <text:p>393.59</text:p>
              </table:table-cell>
              <table:table-cell office:value-type="float" office:value="130.09">
                <text:p>130.09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3.75">
                <text:p>383.75</text:p>
              </table:table-cell>
              <table:table-cell office:value-type="float" office:value="259.18">
                <text:p>259.18</text:p>
              </table:table-cell>
              <table:table-cell office:value-type="float" office:value="75.48">
                <text:p>75.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41.7">
                <text:p>441.7</text:p>
              </table:table-cell>
              <table:table-cell office:value-type="float" office:value="417.54">
                <text:p>417.54</text:p>
              </table:table-cell>
              <table:table-cell office:value-type="float" office:value="125.66">
                <text:p>125.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65.34">
                <text:p>465.34</text:p>
              </table:table-cell>
              <table:table-cell office:value-type="float" office:value="447.55">
                <text:p>447.55</text:p>
              </table:table-cell>
              <table:table-cell office:value-type="float" office:value="133.73">
                <text:p>133.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38.38">
                <text:p>538.38</text:p>
              </table:table-cell>
              <table:table-cell office:value-type="float" office:value="488.37">
                <text:p>488.37</text:p>
              </table:table-cell>
              <table:table-cell office:value-type="float" office:value="139.09">
                <text:p>139.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27.38">
                <text:p>527.38</text:p>
              </table:table-cell>
              <table:table-cell office:value-type="float" office:value="460.46">
                <text:p>460.46</text:p>
              </table:table-cell>
              <table:table-cell office:value-type="float" office:value="150.8">
                <text:p>15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Bold"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19cm" svg:height="14.105cm" xlink:href=".." xlink:type="simple" chart:class="chart:line" chart:style-name="ch1">
        <chart:legend chart:legend-position="end" svg:x="14.552cm" svg:y="6.255cm" style:legend-expansion="high" chart:style-name="ch2"/>
        <chart:plot-area chart:style-name="ch3" table:cell-range-address="Sheet1.A11:Sheet1.D20" chart:data-source-has-labels="both" svg:x="1.517cm" svg:y="0.282cm" svg:width="12.673cm" svg:height="12.416cm">
          <chartooo:coordinate-region svg:x="2.138cm" svg:y="0.482cm" svg:width="11.586cm" svg:height="11.569cm"/>
          <chart:axis chart:dimension="x" chart:name="primary-x" chart:style-name="ch4" chartooo:axis-type="auto">
            <chartooo:date-scale/>
            <chart:title svg:x="6.467cm" svg:y="12.98cm" chart:style-name="ch5">
              <text:p>Window Size</text:p>
            </chart:title>
            <chart:categories table:cell-range-address="Sheet1.A12:Sheet1.A20"/>
          </chart:axis>
          <chart:axis chart:dimension="y" chart:name="primary-y" chart:style-name="ch6">
            <chart:title svg:x="0.451cm" svg:y="8.524cm" chart:style-name="ch7">
              <text:p>Throughput (KBps)</text:p>
            </chart:title>
            <chart:grid chart:style-name="ch8" chart:class="major"/>
          </chart:axis>
          <chart:series chart:style-name="ch9" chart:values-cell-range-address="Sheet1.B12:Sheet1.B20" chart:label-cell-address="Sheet1.B11:Sheet1.B11" chart:class="chart:line">
            <chart:data-point chart:repeated="9"/>
          </chart:series>
          <chart:series chart:style-name="ch10" chart:values-cell-range-address="Sheet1.C12:Sheet1.C20" chart:label-cell-address="Sheet1.C11:Sheet1.C11" chart:class="chart:line">
            <chart:data-point chart:repeated="9"/>
          </chart:series>
          <chart:series chart:style-name="ch11" chart:values-cell-range-address="Sheet1.D12:Sheet1.D20" chart:label-cell-address="Sheet1.D11:Sheet1.D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 (5ms)</text:p>
                <draw:g>
                  <svg:desc>Sheet1.B11:Sheet1.B11</svg:desc>
                </draw:g>
              </table:table-cell>
              <table:table-cell office:value-type="string">
                <text:p>Delay (25ms)</text:p>
                <draw:g>
                  <svg:desc>Sheet1.C11:Sheet1.C11</svg:desc>
                </draw:g>
              </table:table-cell>
              <table:table-cell office:value-type="string">
                <text:p>Delay (100ms)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2:Sheet1.A20</svg:desc>
                </draw:g>
              </table:table-cell>
              <table:table-cell office:value-type="float" office:value="45.8">
                <text:p>45.8</text:p>
                <draw:g>
                  <svg:desc>Sheet1.B12:Sheet1.B20</svg:desc>
                </draw:g>
              </table:table-cell>
              <table:table-cell office:value-type="float" office:value="9.83">
                <text:p>9.83</text:p>
                <draw:g>
                  <svg:desc>Sheet1.C12:Sheet1.C20</svg:desc>
                </draw:g>
              </table:table-cell>
              <table:table-cell office:value-type="float" office:value="2.37">
                <text:p>2.37</text:p>
                <draw:g>
                  <svg:desc>Sheet1.D12:Sheet1.D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25">
                <text:p>84.25</text:p>
              </table:table-cell>
              <table:table-cell office:value-type="float" office:value="18.79">
                <text:p>18.79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.47">
                <text:p>75.47</text:p>
              </table:table-cell>
              <table:table-cell office:value-type="float" office:value="34.67">
                <text:p>34.67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6.05">
                <text:p>126.05</text:p>
              </table:table-cell>
              <table:table-cell office:value-type="float" office:value="68.46">
                <text:p>68.46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5.34">
                <text:p>175.34</text:p>
              </table:table-cell>
              <table:table-cell office:value-type="float" office:value="116.74">
                <text:p>116.74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7.56">
                <text:p>157.56</text:p>
              </table:table-cell>
              <table:table-cell office:value-type="float" office:value="109.54">
                <text:p>109.54</text:p>
              </table:table-cell>
              <table:table-cell office:value-type="float" office:value="65.55">
                <text:p>65.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1.33">
                <text:p>141.33</text:p>
              </table:table-cell>
              <table:table-cell office:value-type="float" office:value="102.97">
                <text:p>102.97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32.62">
                <text:p>132.62</text:p>
              </table:table-cell>
              <table:table-cell office:value-type="float" office:value="73.91">
                <text:p>73.91</text:p>
              </table:table-cell>
              <table:table-cell office:value-type="float" office:value="126.78">
                <text:p>126.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2.48">
                <text:p>62.48</text:p>
              </table:table-cell>
              <table:table-cell office:value-type="float" office:value="75.83">
                <text:p>75.83</text:p>
              </table:table-cell>
              <table:table-cell office:value-type="float" office:value="108.31">
                <text:p>108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